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2834" officeooo:paragraph-rsid="00062834"/>
    </style:style>
    <style:style style:name="P2" style:family="paragraph" style:parent-style-name="Text_20_body">
      <style:text-properties officeooo:paragraph-rsid="00062834"/>
    </style:style>
    <style:style style:name="P3" style:family="paragraph" style:parent-style-name="Title">
      <style:text-properties officeooo:rsid="0008f763" officeooo:paragraph-rsid="0008f763"/>
    </style:style>
    <style:style style:name="P4" style:family="paragraph" style:parent-style-name="Heading_20_1">
      <style:text-properties officeooo:rsid="00062834" officeooo:paragraph-rsid="00062834"/>
    </style:style>
    <style:style style:name="P5" style:family="paragraph" style:parent-style-name="Heading_20_1">
      <style:text-properties officeooo:rsid="0008f763" officeooo:paragraph-rsid="0008f763"/>
    </style:style>
    <style:style style:name="P6" style:family="paragraph" style:parent-style-name="Text_20_body">
      <style:text-properties officeooo:rsid="0008f763" officeooo:paragraph-rsid="0008f7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form Signature Instructions</text:p>
      <text:h text:style-name="P5" text:outline-level="1">Having physician signature inserted into eForm</text:h>
      <text:p text:style-name="P6">These are the instructions for having the physician signature automatically inserted:</text:p>
      <text:p text:style-name="P6"/>
      <text:h text:style-name="P4" text:outline-level="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5:35:34.622935128</meta:creation-date>
    <dc:date>2023-05-04T18:15:50.335601332</dc:date>
    <meta:editing-duration>PT2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0" meta:character-count="159" meta:non-whitespace-character-count="142"/>
  </office:meta>
</office:document-meta>
</file>